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stroke-dash="Dashed_20__28_var_29__20_37"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38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graphic-properties draw:stroke="none" draw:stroke-dash="Dashed_20__28_var_29__20_39"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38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graphic-properties draw:stroke="none" draw:stroke-dash="Dashed_20__28_var_29__20_41"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38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graphic-properties draw:stroke="solid" draw:stroke-dash="Dashed_20__28_var_29__20_43" svg:stroke-width="0.019cm" svg:stroke-color="#000000" draw:marker-start-width="0.33cm" draw:marker-start-center="false" draw:marker-end-width="0.3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graphic-properties draw:stroke="solid" draw:stroke-dash="Dashed_20__28_var_29__20_45" svg:stroke-width="0.019cm" svg:stroke-color="#000000" draw:marker-start-width="0.33cm" draw:marker-start-center="false" draw:marker-end-width="0.3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graphic-properties draw:stroke="solid" draw:stroke-dash="Dashed_20__28_var_29__20_47" svg:stroke-width="0.019cm" svg:stroke-color="#000000" draw:marker-start-width="0.33cm" draw:marker-start-center="false" draw:marker-end-width="0.3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graphic-properties draw:stroke="solid" draw:stroke-dash="Dashed_20__28_var_29__20_49" svg:stroke-width="0.019cm" svg:stroke-color="#000000" draw:marker-start-width="0.33cm" draw:marker-start-center="false" draw:marker-end-width="0.3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graphic-properties draw:stroke="solid" draw:stroke-dash="Dashed_20__28_var_29__20_51" svg:stroke-width="0.019cm" svg:stroke-color="#000000" draw:marker-start-width="0.33cm" draw:marker-start-center="false" draw:marker-end-width="0.3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graphic-properties draw:stroke="none" draw:stroke-dash="Dashed_20__28_var_29__20_53"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38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graphic-properties draw:stroke="none" draw:stroke-dash="Dashed_20__28_var_29__20_55"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38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graphic-properties draw:stroke="none" draw:stroke-dash="Dashed_20__28_var_29__20_57" svg:stroke-width="0.019cm" svg:stroke-color="#000000" draw:marker-start-width="0.33cm" draw:marker-start-center="false" draw:marker-end-width="0.3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38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3" style:family="paragraph">
      <loext:graphic-properties draw:fill="none"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1" style:family="text">
      <style:text-properties style:use-window-font-color="true" style:text-outline="false" style:text-line-through-style="none" style:text-line-through-type="none" style:font-name="Bitstream Vera Sans"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2" draw:layer="layout" svg:width="0.348cm" svg:height="0.38cm" svg:x="12.55cm" svg:y="16.266cm">
            <draw:text-box>
              <text:p text:style-name="P1"><text:span text:style-name="T1">L</text:span></text:p>
            </draw:text-box>
          </draw:frame>
          <draw:frame draw:style-name="gr2" draw:text-style-name="P2" draw:layer="layout" svg:width="0.346cm" svg:height="0.38cm" svg:x="9.624cm" svg:y="13.629cm">
            <draw:text-box>
              <text:p text:style-name="P1"><text:span text:style-name="T1">A</text:span></text:p>
            </draw:text-box>
          </draw:frame>
          <draw:frame draw:style-name="gr3" draw:text-style-name="P2" draw:layer="layout" svg:width="0.346cm" svg:height="0.38cm" svg:x="9.632cm" svg:y="16.157cm">
            <draw:text-box>
              <text:p text:style-name="P1"><text:span text:style-name="T1">K</text:span></text:p>
            </draw:text-box>
          </draw:frame>
          <draw:g>
            <draw:path draw:style-name="gr4" draw:text-style-name="P3" draw:layer="layout" svg:width="0.117cm" svg:height="2.079cm" svg:x="9.726cm" svg:y="14.021cm" svg:viewBox="0 0 118 2080" svg:d="M53 0c5 69-18 134-53 199 0 60 0 131 7 198s35 130 35 199 16 132 16 198 13 132 7 199 0 132 0 198 0 132 0 199 0 139 0 205-1 139 14 206 7 132 9 199l13 67 17 13">
              <text:p/>
            </draw:path>
            <draw:path draw:style-name="gr5" draw:text-style-name="P3" draw:layer="layout" svg:width="2.638cm" svg:height="2.363cm" svg:x="9.793cm" svg:y="14.021cm" svg:viewBox="0 0 2639 2364" svg:d="M0 0c88 25 113 122 178 173s134 99 198 159 123 123 197 171c67 44 133 97 171 173s117 132 186 185c61 47 134 74 199 125s122 108 190 166 117 127 184 185c63 56 114 116 166 180 58 72 134 125 204 192 53 50 155 62 205 118 55 64 106 108 152 186s141 107 190 185c46 70 125 109 198 153l21 13">
              <text:p/>
            </draw:path>
            <draw:path draw:style-name="gr6" draw:text-style-name="P3" draw:layer="layout" svg:width="2.585cm" svg:height="0.271cm" svg:x="9.846cm" svg:y="16.091cm" svg:viewBox="0 0 2586 272" svg:d="M0 0c65 0 132 0 198 0s130 18 199 26 130 4 196 22 137 24 204 38 133 2 200 6c72 3 134 49 202 69s147 24 219 17 147 9 217 27c65 17 132 14 198 14s137 3 204 0 138 19 205 39 136 3 205 7h65 67l7 7">
              <text:p/>
            </draw:path>
            <draw:path draw:style-name="gr7" draw:text-style-name="P3" draw:layer="layout" svg:width="0.264cm" svg:height="0.093cm" svg:x="9.721cm" svg:y="14.208cm" svg:viewBox="0 0 265 94" svg:d="M0 78c67 10 161 45 205-39l60-39">
              <text:p/>
            </draw:path>
            <draw:path draw:style-name="gr8" draw:text-style-name="P3" draw:layer="layout" svg:width="0.145cm" svg:height="0.165cm" svg:x="9.819cm" svg:y="15.91cm" svg:viewBox="0 0 146 166" svg:d="M0 0c81 0 138 74 146 146v20">
              <text:p/>
            </draw:path>
          </draw:g>
          <draw:frame draw:style-name="gr9" draw:text-style-name="P2" draw:layer="layout" svg:width="0.902cm" svg:height="0.38cm" svg:x="9.989cm" svg:y="15.663cm">
            <draw:text-box>
              <text:p text:style-name="P1"><text:span text:style-name="T1">96°</text:span></text:p>
            </draw:text-box>
          </draw:frame>
          <draw:frame draw:style-name="gr10" draw:text-style-name="P2" draw:layer="layout" svg:width="0.766cm" svg:height="0.38cm" svg:x="9.777cm" svg:y="14.368cm">
            <draw:text-box>
              <text:p text:style-name="P1"><text:span text:style-name="T1">47°</text:span></text:p>
            </draw:text-box>
          </draw:frame>
          <draw:frame draw:style-name="gr11" draw:text-style-name="P2" draw:layer="layout" svg:width="1.01cm" svg:height="0.38cm" draw:transform="rotate (1.53065375399903) translate (9.255cm 15.536cm)">
            <draw:text-box>
              <text:p text:style-name="P1"><text:span text:style-name="T1">5 cm</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Unicode" svg:font-family="'Lucida Sans Unicode'"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37" draw:display-name="Dashed (var) 37"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7" draw:display-name="Dashed (var) 57" draw:style="rect" draw:dots1="1" draw:dots1-length="0.011cm" draw:dots2="1" draw:dots2-length="0.011cm" draw:distance="0.01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26T12:48:13.192822770</meta:creation-date>
    <dc:date>2018-02-26T12:48:37.673827590</dc:date>
    <meta:editing-duration>PT24S</meta:editing-duration>
    <meta:editing-cycles>1</meta:editing-cycles>
    <meta:document-statistic meta:object-count="13"/>
    <meta:generator>LibreOffice/6.0.0.3$MacOSX_X86_64 LibreOffice_project/64a0f66915f38c6217de274f0aa8e15618924765</meta:generator>
  </office:meta>
</office:document-meta>
</file>